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text-properties fo:font-size="12pt" fo:language="en" fo:country="US" style:font-size-asian="12pt"/>
    </style:style>
    <style:style style:name="P5" style:family="paragraph" style:parent-style-name="Standard">
      <style:paragraph-properties fo:text-align="justify" style:justify-single-word="false"/>
      <style:text-properties fo:font-size="12pt" fo:language="en" fo:country="US" style:font-size-asian="12pt"/>
    </style:style>
    <style:style style:name="P6" style:family="paragraph" style:parent-style-name="Standard">
      <style:paragraph-properties fo:text-align="justify" style:justify-single-word="false"/>
    </style:style>
    <style:style style:name="P7" style:family="paragraph" style:parent-style-name="Standard" style:list-style-name="WW8Num13">
      <style:paragraph-properties fo:text-align="justify" style:justify-single-word="false"/>
    </style:style>
    <style:style style:name="P8" style:family="paragraph" style:parent-style-name="Standard">
      <style:text-properties fo:language="en" fo:country="US"/>
    </style:style>
    <style:style style:name="P9" style:family="paragraph" style:parent-style-name="Standard">
      <style:paragraph-properties fo:margin-left="0cm" fo:margin-right="0cm" fo:text-align="center" style:justify-single-word="false" fo:text-indent="0.751cm" style:auto-text-indent="false"/>
      <style:text-properties fo:font-size="12pt" style:font-size-asian="12pt"/>
    </style:style>
    <style:style style:name="P10" style:family="paragraph" style:parent-style-name="Standard">
      <style:paragraph-properties fo:margin-left="0cm" fo:margin-right="0cm" fo:text-indent="0.501cm" style:auto-text-indent="false"/>
    </style:style>
    <style:style style:name="P11" style:family="paragraph" style:parent-style-name="Standard">
      <style:paragraph-properties fo:margin-left="0cm" fo:margin-right="0cm" fo:text-align="justify" style:justify-single-word="false" fo:text-indent="0.501cm" style:auto-text-indent="false"/>
    </style:style>
    <style:style style:name="P12" style:family="paragraph" style:parent-style-name="Standard">
      <style:paragraph-properties fo:margin-left="0cm" fo:margin-right="0cm" fo:text-align="justify" style:justify-single-word="false" fo:text-indent="0.501cm" style:auto-text-indent="false"/>
      <style:text-properties fo:font-size="12pt" style:font-size-asian="12pt"/>
    </style:style>
    <style:style style:name="P13" style:family="paragraph" style:parent-style-name="Standard">
      <style:paragraph-properties fo:margin-left="0cm" fo:margin-right="0cm" fo:text-align="center" style:justify-single-word="false" fo:text-indent="0.501cm" style:auto-text-indent="false"/>
    </style:style>
    <style:style style:name="P14" style:family="paragraph" style:parent-style-name="Standard" style:master-page-name="Standard">
      <style:paragraph-properties fo:text-align="center" style:justify-single-word="false" style:page-number="auto"/>
      <style:text-properties fo:font-size="12pt" style:font-size-asian="12pt"/>
    </style:style>
    <style:style style:name="T1" style:family="text">
      <style:text-properties fo:font-size="12pt" style:font-size-asian="12pt"/>
    </style:style>
    <style:style style:name="T2" style:family="text">
      <style:text-properties fo:font-size="12pt" fo:language="en" fo:country="US" style:font-size-asian="12pt"/>
    </style:style>
    <style:style style:name="T3" style:family="text">
      <style:text-properties style:text-position="super 58%" fo:font-size="12pt" style:font-size-asian="12pt"/>
    </style:style>
    <style:style style:name="T4" style:family="text">
      <style:text-properties style:text-position="super 58%" fo:font-size="12pt" fo:language="en" fo:country="US" style:font-size-asian="12pt"/>
    </style:style>
    <style:style style:name="T5" style:family="text">
      <style:text-properties style:text-position="super 58%" fo:language="en" fo:country="US"/>
    </style:style>
    <style:style style:name="T6" style:family="text">
      <style:text-properties fo:language="en" fo:country="US"/>
    </style:style>
    <style:style style:name="T7" style:family="text">
      <style:text-properties style:font-name="Symbol" fo:font-size="12pt" style:font-name-asian="Symbol" style:font-size-asian="12pt" style:font-name-complex="Symbol"/>
    </style:style>
    <style:style style:name="T8" style:family="text">
      <style:text-properties style:text-position="sub 58%"/>
    </style:style>
    <style:style style:name="T9" style:family="text">
      <style:text-properties style:text-position="sub 58%" fo:font-size="12pt" style:font-size-asian="12pt"/>
    </style:style>
    <style:style style:name="T10" style:family="text">
      <style:text-properties style:text-position="sub 58%" fo:font-size="12pt" fo:language="en" fo:country="US" style:font-size-asian="12pt"/>
    </style:style>
    <style:style style:name="T11" style:family="text">
      <style:text-properties style:text-position="sub 58%" fo:language="en" fo:country="US"/>
    </style:style>
    <style:style style:name="fr1" style:family="graphic" style:parent-style-name="OLE">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3. ПОСТРОЕНИЕ ОСНОВНЫХ КРИВЫХ</text:p>
      <text:p text:style-name="P9">3.3.1 ПОСТРОЕНИЕ ОКРУЖНОСТИ</text:p>
      <text:p text:style-name="P11"><text:span text:style-name="T1">Самый простой <text:s/>подход <text:s/>к <text:s text:c="2"/>построению <text:s text:c="2"/>окружности <text:s text:c="2"/>может заключаться в <text:s/>использовании <text:s/>ее <text:s/>уравнения (X-Xo)</text:span><text:span text:style-name="T4">2</text:span><text:span text:style-name="T1"> + (Y-Yo)</text:span><text:span text:style-name="T4">2</text:span><text:span text:style-name="T1"> = R</text:span><text:span text:style-name="T4">2</text:span><text:span text:style-name="T1"> или X=Xo+Rcost, <text:s text:c="2"/></text:span><text:span text:style-name="T2">Y</text:span><text:span text:style-name="T1">=Yo+Rsint, где Xo,Yo - координаты центра, R -</text:span><text:span text:style-name="T2"> </text:span><text:span text:style-name="T1">радиус окружности, <text:s/>t - параметр (0</text:span><text:span text:style-name="T7"></text:span><text:span text:style-name="T1">t</text:span><text:span text:style-name="T7"></text:span><text:span text:style-name="T1">2</text:span><text:span text:style-name="T7"></text:span><text:span text:style-name="T1"> ). При этом, учитывая</text:span><text:span text:style-name="T2"> </text:span><text:span text:style-name="T1">тот факт, <text:s/>что <text:s/>шаг <text:s/>изменения <text:s/>аргумента <text:s text:c="2"/>должен <text:s text:c="2"/>составлять</text:span><text:span text:style-name="T2"> </text:span><text:span text:style-name="T1">величину t=1/R, <text:s/>рассчитать <text:s/>для <text:s/>каждого <text:s/>значения параметра t</text:span><text:span text:style-name="T2"> </text:span><text:span text:style-name="T1">значения координат соответствующих точек окружности и соединить</text:span></text:p>
      <text:p text:style-name="P6"><text:span text:style-name="T1">их затем отрезками прямых. Такой путь требует довольно большого</text:span><text:span text:style-name="T2"> </text:span><text:span text:style-name="T1">количества вычислений, <text:s/>в чем можно убедиться, программно реализовав данный алгоритм.</text:span></text:p>
      <text:p text:style-name="P6"><text:span text:style-name="T1"><text:s text:c="5"/>Другим, более простым и эффективным <text:s/>путем <text:s/>является <text:s/>использование алгоритма Брезенхема для генерации окружности. Чтобы построить полную окружность, достаточно сгенерировать ее одну восьмую <text:s/>часть. <text:s/>Остальные части получаются затем путем симметричного отражения относительно определенной прямой. Так, отражая одну восьмую часть, <text:s/>построенную в первом октанте для углов в диапазоне 0</text:span><text:span text:style-name="T7"></text:span><text:span text:style-name="T1">-45 </text:span><text:span text:style-name="T7"></text:span><text:span text:style-name="T1">, <text:s/>относительно прямой с <text:s/>уравнением <text:s/>Y=X, получим одну четвертую часть, лежащую в первом квадранте. Отразив эту четверть относительно прямой X=0, <text:s/>получим одну <text:s/>вторую часть, лежащую выше оси абсцисс, <text:s/>наконец, <text:s/>отразив эту полуокружность относительно прямой Y=0, получим полную окружность.</text:span></text:p>
      <text:p text:style-name="P6"><text:span text:style-name="T1"><text:s text:c="5"/>Рассмотрим построение <text:s/>части окружности, <text:s/>лежащей в первом квадранте. Предположим, что центр окружности лежит в начале координат, ее радиус равен R, <text:s/>ось абсцисс направлена вправо, ось ординат - вверх. Пусть алгоритм начинает работу в точке с координатами X=0, Y=R, тогда он заканчивает работу в точке X=R, Y=0. При таком направлении построения окружности Y как функция аргумента X будет являться монотонно убывающей (Y= </text:span><text:span text:style-name="T1"><draw:frame draw:style-name="fr1" draw:name="Объект1" text:anchor-type="as-char" svg:width="1.766cm" svg:height="0.575cm" draw:z-index="0"><draw:object xlink:href="./Object 1" xlink:type="simple" xlink:show="embed" xlink:actuate="onLoad"/><draw:image xlink:href="./ObjectReplacements/Object 1" xlink:type="simple" xlink:show="embed" xlink:actuate="onLoad"/></draw:frame></text:span><text:span text:style-name="T1">) . Предполагается, что центр окружности и начальная точка находятся точно в точках растра.</text:span></text:p>
      <text:p text:style-name="P6"><text:span text:style-name="T1"><text:s text:c="5"/>Для любого пиксела при выбранном направлении генерации окружности существует <text:s/>только три варианта выбора следующего пиксела, наилучшим образом аппроксимирующего окружность: <text:s/>горизонтальный пиксел</text:span> <text:span text:style-name="T1">вправо, диагональный вниз и вправо, вертикальный вниз (рис.3.3.1).</text:span></text:p>
      <text:p text:style-name="P6"><text:span text:style-name="T1"><text:s text:c="5"/>В качестве критерия выбора очередного пиксела используется минимум модуля разности квадратов расстояний от <text:s/>центра <text:s/>окружности до пиксела и до идеальной окружности. <text:s/>Эти величины имеют следующие значения :</text:span></text:p>
      <text:p text:style-name="P6"><text:span text:style-name="T1"><text:s text:c="11"/>L</text:span><text:span text:style-name="T9">г</text:span><text:span text:style-name="T1">=</text:span><text:span text:style-name="T7"></text:span><text:span text:style-name="T1">(X</text:span><text:span text:style-name="T10">i</text:span><text:span text:style-name="T1">+1)</text:span><text:span text:style-name="T3">2</text:span><text:span text:style-name="T1">+ Y</text:span><text:span text:style-name="T10">i</text:span><text:span text:style-name="T1"> </text:span><text:span text:style-name="T3">2</text:span><text:span text:style-name="T1">- R</text:span><text:span text:style-name="T3">2</text:span><text:span text:style-name="T7"></text:span></text:p>
      <text:p text:style-name="P3"/>
      <text:p text:style-name="P6"><text:span text:style-name="T1"><text:s text:c="10"/>L</text:span><text:span text:style-name="T9">д</text:span><text:span text:style-name="T1">=</text:span><text:span text:style-name="T7"></text:span><text:span text:style-name="T1">(X</text:span><text:span text:style-name="T10">i</text:span><text:span text:style-name="T1">+1)</text:span><text:span text:style-name="T3">2</text:span><text:span text:style-name="T1">+ (Y</text:span><text:span text:style-name="T10">i</text:span><text:span text:style-name="T1">-1)</text:span><text:span text:style-name="T3">2</text:span><text:span text:style-name="T1"> - R</text:span><text:span text:style-name="T3">2</text:span><text:span text:style-name="T7"></text:span></text:p>
      <text:p text:style-name="P2"/>
      <text:p text:style-name="Standard"><text:span text:style-name="T1"><text:s text:c="10"/>L</text:span><text:span text:style-name="T9">в</text:span><text:span text:style-name="T1">=</text:span><text:span text:style-name="T7"></text:span><text:span text:style-name="T2">X</text:span><text:span text:style-name="T10">i</text:span><text:span text:style-name="T4">2</text:span><text:span text:style-name="T1">+ (</text:span><text:span text:style-name="T2">Y</text:span><text:span text:style-name="T10">i </text:span><text:span text:style-name="T2">-1</text:span><text:span text:style-name="T1">) </text:span><text:span text:style-name="T3">2</text:span><text:span text:style-name="T1">- R</text:span><text:span text:style-name="T3">2</text:span><text:span text:style-name="T7"></text:span><text:span text:style-name="T1">,</text:span></text:p>
      <text:p text:style-name="P6"><text:span text:style-name="T1">где L</text:span><text:span text:style-name="T9">г</text:span><text:span text:style-name="T1">, L</text:span><text:span text:style-name="T9">д</text:span><text:span text:style-name="T1">, L</text:span><text:span text:style-name="T9">в</text:span><text:span text:style-name="T1"> - искомые величины расстояний для горизонтального, диагонального и вертикального <text:s/>направлений <text:s/>соответственно, X</text:span><text:span text:style-name="T10">i</text:span><text:span text:style-name="T1">, Y</text:span><text:span text:style-name="T10">i</text:span><text:span text:style-name="T1"> - координаты текущего пиксела. </text:span></text:p>
      <text:p text:style-name="P6"><text:span text:style-name="T1"><text:s text:c="5"/>В окрестности текущей точки возможны пять <text:s/>вариантов <text:s/>прохождения окружности: <text:s/>1)между горизонтальным (X</text:span><text:span text:style-name="T10">i</text:span><text:span text:style-name="T1">+1,Y</text:span><text:span text:style-name="T10">i</text:span><text:span text:style-name="T1">) и диагональным (X</text:span><text:span text:style-name="T10">i</text:span><text:span text:style-name="T1">+1,Y</text:span><text:span text:style-name="T10">i</text:span><text:span text:style-name="T1">-1) пикселами; 2)между горизонтальным (X</text:span><text:span text:style-name="T10">i</text:span><text:span text:style-name="T1">+1,Y</text:span><text:span text:style-name="T10">i</text:span><text:span text:style-name="T1">) и другим диагональным <text:s/>X</text:span><text:span text:style-name="T10">i</text:span><text:span text:style-name="T1">+1,Y</text:span><text:span text:style-name="T10">i</text:span><text:span text:style-name="T1">+1) пикселами; 3)между вертикальным (X</text:span><text:span text:style-name="T10">i</text:span><text:span text:style-name="T1">,Y</text:span><text:span text:style-name="T10">i</text:span><text:span text:style-name="T1">-1) и диагональным (X</text:span><text:span text:style-name="T10">i</text:span><text:span text:style-name="T1">+1,Y</text:span><text:span text:style-name="T10">i</text:span><text:span text:style-name="T1">-1); <text:s/>4)между вертикальным (X</text:span><text:span text:style-name="T10">i</text:span><text:span text:style-name="T1">,Y</text:span><text:span text:style-name="T10">i</text:span><text:span text:style-name="T1">-1) и третьим диагональным (X</text:span><text:span text:style-name="T10">i</text:span><text:span text:style-name="T1">-1,Y</text:span><text:span text:style-name="T10">i</text:span><text:span text:style-name="T1">-1) </text:span><text:soft-page-break/><text:span text:style-name="T1">пикселами; <text:s/>5)прохождение точно через диагональный (X</text:span><text:span text:style-name="T10">i</text:span><text:span text:style-name="T1">+1,Y</text:span><text:span text:style-name="T10">i</text:span><text:span text:style-name="T1">-1) пиксел (рис. 3.3.2).</text:span></text:p>
      <text:p text:style-name="P6"><text:span text:style-name="T1"><text:s text:c="5"/>По аналогии <text:s/>с ошибкой в алгоритме построения отрезков выберем и здесь некоторую величину, анализ знака которой позволит выбрать нужный пиксел.</text:span></text:p>
      <text:p text:style-name="Основной_20_текст_20_3"><text:s text:c="5"/>Такой величиной D <text:s text:c="2"/>является разность квадратов расстояний от центра окружности <text:s/>до <text:s/>диагонального <text:s/>(X<text:span text:style-name="T11">i</text:span>+1,Y<text:span text:style-name="T11">i</text:span>-1) <text:s/>пиксела и до идеальной окружности:</text:p>
      <text:p text:style-name="P6"><text:span text:style-name="T1"><text:s text:c="10"/>D</text:span><text:span text:style-name="T10">i</text:span><text:span text:style-name="T1">=(X</text:span><text:span text:style-name="T10">i</text:span><text:span text:style-name="T1">+1)</text:span><text:span text:style-name="T3">2</text:span><text:span text:style-name="T1"> + (Y</text:span><text:span text:style-name="T10">i</text:span><text:span text:style-name="T1">-1) </text:span><text:span text:style-name="T3">2</text:span><text:span text:style-name="T1"> - R</text:span><text:span text:style-name="T3">2</text:span></text:p>
      <text:p text:style-name="P11"><text:span text:style-name="T1"><text:s text:c="5"/>Отрицательное значение <text:s/>D</text:span><text:span text:style-name="T10">i</text:span><text:span text:style-name="T1"> может быть только в том случае, когда диагональный пиксел (X</text:span><text:span text:style-name="T10">i</text:span><text:span text:style-name="T1">+1,Y</text:span><text:span text:style-name="T10">i</text:span><text:span text:style-name="T1">-1) лежит внутри окружности, <text:s/>то есть это <text:s/>случаи <text:s/>1 <text:s/>и <text:s/>2 <text:s/>и <text:s/>следует <text:s/>выбирать <text:s/>горизонтальный (X</text:span><text:span text:style-name="T10">i</text:span><text:span text:style-name="T1">+1,Y</text:span><text:span text:style-name="T10">i</text:span><text:span text:style-name="T1">) или диагональный </text:span><text:span text:style-name="T2">(</text:span><text:span text:style-name="T1">X</text:span><text:span text:style-name="T10">i</text:span><text:span text:style-name="T1">+1,Y</text:span><text:span text:style-name="T10">i</text:span><text:span text:style-name="T1">-1) пиксел.</text:span></text:p>
      <text:p text:style-name="P3"><text:s text:c="5"/>Рассмотрим случай 1 и вычислим разность D1 расстояний Lг и Lд, то есть</text:p>
      <text:p text:style-name="P6"><text:span text:style-name="T1"><text:s text:c="9"/>D1=L</text:span><text:span text:style-name="T9">г</text:span><text:span text:style-name="T1">-L</text:span><text:span text:style-name="T9">д</text:span><text:span text:style-name="T1">=</text:span><text:span text:style-name="T7"></text:span><text:span text:style-name="T1">(X</text:span><text:span text:style-name="T10">i</text:span><text:span text:style-name="T1">+1)</text:span><text:span text:style-name="T3">2</text:span><text:span text:style-name="T1"> + Y</text:span><text:span text:style-name="T10">i</text:span><text:span text:style-name="T1"> </text:span><text:span text:style-name="T3">2</text:span><text:span text:style-name="T1">- R </text:span><text:span text:style-name="T3">2</text:span><text:span text:style-name="T7"></text:span><text:span text:style-name="T1">-</text:span><text:span text:style-name="T7"></text:span><text:span text:style-name="T1">(X</text:span><text:span text:style-name="T10">i</text:span><text:span text:style-name="T1">+1) </text:span><text:span text:style-name="T3">2</text:span><text:span text:style-name="T1">+ (Y</text:span><text:span text:style-name="T10">i</text:span><text:span text:style-name="T1">-1)</text:span><text:span text:style-name="T3">2</text:span><text:span text:style-name="T1"> - R </text:span><text:span text:style-name="T3">2</text:span><text:span text:style-name="T7"></text:span><text:span text:style-name="T1"> <text:s text:c="2"/></text:span><text:span text:style-name="T2"><text:s text:c="18"/></text:span><text:span text:style-name="T1">(3.3.1)</text:span></text:p>
      <text:p text:style-name="P6"><text:span text:style-name="T1">При L</text:span><text:span text:style-name="T9">г</text:span><text:span text:style-name="T1">&lt;L</text:span><text:span text:style-name="T9">д</text:span><text:span text:style-name="T2">:</text:span><text:span text:style-name="T1"> D1&lt;0 <text:s/>и <text:s/>в этом случае расстояние до горизонтального пиксела меньше, <text:s/>чем до диагонального, поэтому выбирается горизонтальный пиксел. При L</text:span><text:span text:style-name="T9">г</text:span><text:span text:style-name="T1">&gt;L</text:span><text:span text:style-name="T9">д</text:span><text:span text:style-name="T2">: </text:span><text:span text:style-name="T1">D1&gt;0 и в этом случае расстояние до диагонального пиксела меньше, <text:s/>чем до горизонтального, <text:s/>поэтому выбирается диагональный пиксел.</text:span></text:p>
      <text:p text:style-name="P6"><text:span text:style-name="T1"><text:s text:c="5"/>При L</text:span><text:span text:style-name="T9">г</text:span><text:span text:style-name="T1">=L</text:span><text:span text:style-name="T9">д</text:span><text:span text:style-name="T1"> </text:span><text:span text:style-name="T2">: </text:span><text:span text:style-name="T1">D1=0 и можно выбирать либо горизонтальный, <text:s/>либо диагональный пиксел. <text:s/>Для определенности выберем горизонтальный пиксел.</text:span></text:p>
      <text:p text:style-name="P6"><text:span text:style-name="T1"><text:s text:c="5"/>Для сокращения вычислений упростим выражение (3.3.1). При этом следует учесть, что для случая 1 L</text:span><text:span text:style-name="T9">г</text:span><text:span text:style-name="T1">&gt;0, а L</text:span><text:span text:style-name="T9">д</text:span><text:span text:style-name="T1">&lt;0, так как горизонтальный пиксел лежит вне окружности, <text:s/>а диагональный внутри окружности.</text:span></text:p>
      <text:p text:style-name="P6"><text:span text:style-name="T1"><text:s text:c="10"/>D1=(X</text:span><text:span text:style-name="T10">i</text:span><text:span text:style-name="T1">+1) </text:span><text:span text:style-name="T3">2</text:span><text:span text:style-name="T1">+ Y</text:span><text:span text:style-name="T10">i</text:span><text:span text:style-name="T1"> </text:span><text:span text:style-name="T3">2</text:span><text:span text:style-name="T1">- R</text:span><text:span text:style-name="T3">2</text:span><text:span text:style-name="T1">+(X</text:span><text:span text:style-name="T10">i</text:span><text:span text:style-name="T1">+1)</text:span><text:span text:style-name="T3">2</text:span><text:span text:style-name="T1"> + (Y</text:span><text:span text:style-name="T10">i</text:span><text:span text:style-name="T1">-1) </text:span><text:span text:style-name="T3">2</text:span><text:span text:style-name="T1">- R</text:span><text:span text:style-name="T3">2</text:span><text:span text:style-name="T1">=</text:span></text:p>
      <text:p text:style-name="P6"><text:span text:style-name="T1"><text:s text:c="7"/>=2[(X</text:span><text:span text:style-name="T10">i</text:span><text:span text:style-name="T1">+1) </text:span><text:span text:style-name="T3">2</text:span><text:span text:style-name="T1">+ (Y</text:span><text:span text:style-name="T10">i</text:span><text:span text:style-name="T1">-1) </text:span><text:span text:style-name="T3">2</text:span><text:span text:style-name="T1">- R</text:span><text:span text:style-name="T3">2</text:span><text:span text:style-name="T1">]+2Y</text:span><text:span text:style-name="T10">i</text:span><text:span text:style-name="T1">-1=2(D</text:span><text:span text:style-name="T10">i</text:span><text:span text:style-name="T1">+Y</text:span><text:span text:style-name="T10">i</text:span><text:span text:style-name="T1">)-1</text:span></text:p>
      <text:p text:style-name="Основной_20_текст_20_3">Во втором случае выбирается горизонтальный пиксел, <text:s/>второй диагональный пиксел <text:s/>(X<text:span text:style-name="T11">i</text:span>+1,Y<text:span text:style-name="T11">i</text:span>+1) выбран быть не может в силу монотонного убывания функции. Для этого случая L<text:span text:style-name="T8">г</text:span>&lt;0 и L<text:span text:style-name="T8">д</text:span>&lt;0, поэтому </text:p>
      <text:p text:style-name="P6"><text:span text:style-name="T1"><text:s text:c="5"/>D1=R </text:span><text:span text:style-name="T3">2</text:span><text:span text:style-name="T1">- (X</text:span><text:span text:style-name="T10">i</text:span><text:span text:style-name="T1">+1)</text:span><text:span text:style-name="T3">2</text:span><text:span text:style-name="T1"> – Y</text:span><text:span text:style-name="T10">i</text:span><text:span text:style-name="T1"> </text:span><text:span text:style-name="T3">2</text:span><text:span text:style-name="T1">+ (X</text:span><text:span text:style-name="T10">i</text:span><text:span text:style-name="T1">+1)</text:span><text:span text:style-name="T3">2</text:span><text:span text:style-name="T1"> + (Y</text:span><text:span text:style-name="T10">i</text:span><text:span text:style-name="T1">-1) </text:span><text:span text:style-name="T3">2</text:span><text:span text:style-name="T1">- R </text:span><text:span text:style-name="T3">2</text:span><text:span text:style-name="T1">= 1 -2Y</text:span><text:span text:style-name="T10">i</text:span></text:p>
      <text:p text:style-name="P6"><text:span text:style-name="T1"><text:s text:c="5"/>Для первого <text:s/>квадранта 1</text:span><text:span text:style-name="T7"></text:span><text:span text:style-name="T1">Y</text:span><text:span text:style-name="T10">i</text:span><text:span text:style-name="T7"></text:span><text:span text:style-name="T1">R, <text:s/>поэтому D1=1-2Y</text:span><text:span text:style-name="T10">i</text:span><text:span text:style-name="T1">&lt;0. <text:s/>Таким образом, и в случае 2, <text:s/>если D1&lt;0, то выбирается горизонтальный пиксел.</text:span></text:p>
      <text:p text:style-name="P6"><text:span text:style-name="T1"><text:s text:c="5"/>Рассмотрим случай D</text:span><text:span text:style-name="T10">i</text:span><text:span text:style-name="T1">&gt;0. <text:s/>Это будет справедливо только в том случае, если диагональный пиксел лежит вне окружности, <text:s/>то есть это случаи 3 и 4 и надо выбирать либо диагональный (X</text:span><text:span text:style-name="T10">i</text:span><text:span text:style-name="T1">+1,Y</text:span><text:span text:style-name="T10">i</text:span><text:span text:style-name="T1">-1), либо вертикальный (X</text:span><text:span text:style-name="T10">i</text:span><text:span text:style-name="T1">,Y</text:span><text:span text:style-name="T10">i</text:span><text:span text:style-name="T1">-1) пиксел.</text:span></text:p>
      <text:p text:style-name="P6"><text:span text:style-name="T1"><text:s text:c="5"/>Рассмотрим случай 3 и вычислим разность расстояний L</text:span><text:span text:style-name="T9">д</text:span><text:span text:style-name="T1"> и L</text:span><text:span text:style-name="T9">в</text:span><text:span text:style-name="T1">:</text:span></text:p>
      <text:p text:style-name="P6"><text:span text:style-name="T1"><text:s text:c="5"/>D2=L</text:span><text:span text:style-name="T9">д</text:span><text:span text:style-name="T1">-L</text:span><text:span text:style-name="T9">в</text:span><text:span text:style-name="T1">=</text:span><text:span text:style-name="T7"></text:span><text:span text:style-name="T1">(X</text:span><text:span text:style-name="T10">i</text:span><text:span text:style-name="T1">+1) </text:span><text:span text:style-name="T3">2</text:span><text:span text:style-name="T1">+ (Y</text:span><text:span text:style-name="T10">i</text:span><text:span text:style-name="T1">-1)</text:span><text:span text:style-name="T3">2</text:span><text:span text:style-name="T1"> - R</text:span><text:span text:style-name="T3">2</text:span><text:span text:style-name="T7"></text:span><text:span text:style-name="T1">-</text:span><text:span text:style-name="T7"></text:span><text:span text:style-name="T1">X</text:span><text:span text:style-name="T10">i</text:span><text:span text:style-name="T1"> </text:span><text:span text:style-name="T3">2</text:span><text:span text:style-name="T1">+ (Y</text:span><text:span text:style-name="T10">i</text:span><text:span text:style-name="T1">-1) </text:span><text:span text:style-name="T3">2</text:span><text:span text:style-name="T1">- R</text:span><text:span text:style-name="T3">2</text:span><text:span text:style-name="T1"> </text:span><text:span text:style-name="T7"></text:span><text:span text:style-name="T1"> <text:s text:c="3"/></text:span><text:span text:style-name="T2"><text:s text:c="22"/></text:span><text:span text:style-name="T1"><text:s/>(3.3.2)</text:span></text:p>
      <text:p text:style-name="P6"><text:span text:style-name="T1">При L</text:span><text:span text:style-name="T9">д</text:span><text:span text:style-name="T1">&lt;L</text:span><text:span text:style-name="T9">в</text:span><text:span text:style-name="T1"> <text:s/>D2&lt;0 <text:s/>и <text:s/>расстояние до диагонального пиксела меньше, чем до вертикального, поэтому <text:s/>выбирается диагональный пиксел. </text:span></text:p>
      <text:p text:style-name="P6"><text:span text:style-name="T1">При L</text:span><text:span text:style-name="T9">д</text:span><text:span text:style-name="T1">&gt;L</text:span><text:span text:style-name="T9">в</text:span><text:span text:style-name="T1"> <text:s/>D2&gt;0 <text:s/>- <text:s/>расстояние до вертикального пиксела меньше, чем до диагонального, поэтому выбирается вертикальный пиксел.</text:span></text:p>
      <text:p text:style-name="P6"><text:span text:style-name="T1">При L</text:span><text:span text:style-name="T9">д</text:span><text:span text:style-name="T1">=L</text:span><text:span text:style-name="T9">в</text:span><text:span text:style-name="T1"> D2=0 и можно выбирать либо диагональный, <text:s/>либо вертикальный пиксел. Для определенности выберем диагональный пиксел.</text:span></text:p>
      <text:p text:style-name="P6"><text:span text:style-name="T1"><text:s text:c="5"/>Для упрощения вычисления выражения (3.3.2) учтем, что для случая 3 L</text:span><text:span text:style-name="T9">д</text:span><text:span text:style-name="T1">&gt;0, <text:s/>а L</text:span><text:span text:style-name="T9">в</text:span><text:span text:style-name="T1">&lt;0, <text:s/>так как диагональный пиксел лежит вне окружности, а вертикальный -внутри окружности.</text:span></text:p>
      <text:p text:style-name="P6"><text:span text:style-name="T1"><text:s text:c="7"/>D2=(X</text:span><text:span text:style-name="T10">i</text:span><text:span text:style-name="T1">+1)</text:span><text:span text:style-name="T3">2</text:span><text:span text:style-name="T1"> + (Y</text:span><text:span text:style-name="T10">i</text:span><text:span text:style-name="T1">-1)</text:span><text:span text:style-name="T3">2</text:span><text:span text:style-name="T1"> - R</text:span><text:span text:style-name="T3">2 </text:span><text:span text:style-name="T1">+X</text:span><text:span text:style-name="T10">i</text:span><text:span text:style-name="T1"> </text:span><text:span text:style-name="T3">2</text:span><text:span text:style-name="T1">+ (Y</text:span><text:span text:style-name="T10">i</text:span><text:span text:style-name="T1">-1)</text:span><text:span text:style-name="T3">2</text:span><text:span text:style-name="T1"> - R</text:span><text:span text:style-name="T3">2</text:span><text:span text:style-name="T1">=</text:span></text:p>
      <text:p text:style-name="P6"><text:span text:style-name="T1"><text:s text:c="7"/>=2[(X</text:span><text:span text:style-name="T10">i</text:span><text:span text:style-name="T1">+1)</text:span><text:span text:style-name="T3">2</text:span><text:span text:style-name="T1"> + (Y</text:span><text:span text:style-name="T10">i</text:span><text:span text:style-name="T1">-1) </text:span><text:span text:style-name="T3">2</text:span><text:span text:style-name="T1">- R</text:span><text:span text:style-name="T3">2</text:span><text:span text:style-name="T1">-2X</text:span><text:span text:style-name="T10">i</text:span><text:span text:style-name="T1">]-1=2(D</text:span><text:span text:style-name="T10">i</text:span><text:span text:style-name="T1">-X</text:span><text:span text:style-name="T10">i</text:span><text:span text:style-name="T1">)-1</text:span></text:p>
      <text:p text:style-name="P6"><text:span text:style-name="T1"><text:s text:c="5"/>В четвертом варианте выбирается вертикальный пиксел, <text:s/>третий диагональный пиксел (X</text:span><text:span text:style-name="T10">i</text:span><text:span text:style-name="T1">-1,Y</text:span><text:span text:style-name="T10">i</text:span><text:span text:style-name="T1">-1) выбран быть не может в силу монотонного убывания функции. <text:s/>Для этого случая L</text:span><text:span text:style-name="T9">д</text:span><text:span text:style-name="T1">&gt;0 и L</text:span><text:span text:style-name="T9">в</text:span><text:span text:style-name="T1">&gt;0 и </text:span></text:p>
      <text:p text:style-name="P6"><text:soft-page-break/><text:span text:style-name="T1"><text:s text:c="5"/>D2=(X</text:span><text:span text:style-name="T10">i</text:span><text:span text:style-name="T1">+1)</text:span><text:span text:style-name="T3">2</text:span><text:span text:style-name="T1"> + (Y</text:span><text:span text:style-name="T10">i</text:span><text:span text:style-name="T1">-1)</text:span><text:span text:style-name="T3">2</text:span><text:span text:style-name="T1">- R</text:span><text:span text:style-name="T3">2</text:span><text:span text:style-name="T1"> – X</text:span><text:span text:style-name="T10">i</text:span><text:span text:style-name="T1"> </text:span><text:span text:style-name="T3">2</text:span><text:span text:style-name="T1">- (Y</text:span><text:span text:style-name="T10">i</text:span><text:span text:style-name="T1">-1) </text:span><text:span text:style-name="T3">2</text:span><text:span text:style-name="T1">+ R</text:span><text:span text:style-name="T3">2</text:span><text:span text:style-name="T1">=2X</text:span><text:span text:style-name="T10">i</text:span><text:span text:style-name="T1">+1</text:span></text:p>
      <text:p text:style-name="P6"><text:span text:style-name="T1">Для первого квадранта 0</text:span><text:span text:style-name="T7"></text:span><text:span text:style-name="T2">X</text:span><text:span text:style-name="T10">i</text:span><text:span text:style-name="T7"></text:span><text:span text:style-name="T1">R, <text:s/>поэтому D2=2X</text:span><text:span text:style-name="T10">i</text:span><text:span text:style-name="T1">+1&gt;0. <text:s/>Таким образом, и в случае 4. если D2&gt;0, то выбирается вертикальный пиксел.</text:span></text:p>
      <text:p text:style-name="P6"><text:span text:style-name="T1"><text:s text:c="5"/>Остается проверить случай 5, для которого D</text:span><text:span text:style-name="T10">i</text:span><text:span text:style-name="T1">=0, то есть диагональный пиксел лежит точно на окружности. <text:s/>вычислим значение D1, учитывая, что L</text:span><text:span text:style-name="T9">г</text:span><text:span text:style-name="T1">&gt;0, а <text:s/>L</text:span><text:span text:style-name="T9">д</text:span><text:span text:style-name="T1">=0:</text:span></text:p>
      <text:p text:style-name="P6"><text:span text:style-name="T1"><text:s text:c="12"/>D1=(X</text:span><text:span text:style-name="T10">i</text:span><text:span text:style-name="T1">+1) </text:span><text:span text:style-name="T3">2</text:span><text:span text:style-name="T1">+ </text:span><text:span text:style-name="T2">Y</text:span><text:span text:style-name="T10">i</text:span><text:span text:style-name="T4">2</text:span><text:span text:style-name="T1"> - R </text:span><text:span text:style-name="T3">2</text:span><text:span text:style-name="T1">&gt; 0</text:span></text:p>
      <text:p text:style-name="P6"><text:span text:style-name="T1">Вычислим значение D2, учитывая, что L</text:span><text:span text:style-name="T9">д</text:span><text:span text:style-name="T1">=0, L</text:span><text:span text:style-name="T9">в</text:span><text:span text:style-name="T1">&lt;0:</text:span></text:p>
      <text:p text:style-name="P3"/>
      <text:p text:style-name="P6"><text:span text:style-name="T1"><text:s text:c="5"/>D2=X</text:span><text:span text:style-name="T10">i</text:span><text:span text:style-name="T1"> </text:span><text:span text:style-name="T3">2</text:span><text:span text:style-name="T1">- (Y</text:span><text:span text:style-name="T10">i</text:span><text:span text:style-name="T1">-1) </text:span><text:span text:style-name="T3">2</text:span><text:span text:style-name="T1">- R</text:span><text:span text:style-name="T3">2</text:span><text:span text:style-name="T1">&lt; 0</text:span></text:p>
      <text:p text:style-name="P6"><text:span text:style-name="T1"><text:s text:c="5"/>Таким образом, при D</text:span><text:span text:style-name="T10">i</text:span><text:span text:style-name="T1">=0 выполняются те же условия для D1 и D2, как и в ранее рассмотренных случаях.</text:span></text:p>
      <text:p text:style-name="P6"><text:span text:style-name="T1"><text:s text:c="5"/>Теперь остается записать формулы для вычисления <text:s/>координат очередного пиксела и критерия <text:s text:c="5"/>для каждого из трех возможных направлений движения.</text:span></text:p>
      <text:p text:style-name="P3"><text:s text:c="5"/>При переходе к горизонтальному пикселу:</text:p>
      <text:p text:style-name="P6"><text:span text:style-name="T1"><text:s text:c="5"/>X</text:span><text:span text:style-name="T10">i+1</text:span><text:span text:style-name="T1">=X</text:span><text:span text:style-name="T10">i</text:span><text:span text:style-name="T1">+1</text:span></text:p>
      <text:p text:style-name="P6"><text:span text:style-name="T1"><text:s text:c="5"/>Y</text:span><text:span text:style-name="T10">i+1</text:span><text:span text:style-name="T1">=Y</text:span><text:span text:style-name="T10">i</text:span></text:p>
      <text:p text:style-name="P6"><text:span text:style-name="T1"><text:s text:c="5"/>D</text:span><text:span text:style-name="T10">i+1</text:span><text:span text:style-name="T1">=(X</text:span><text:span text:style-name="T10">i+1</text:span><text:span text:style-name="T1">+1)</text:span><text:span text:style-name="T4">2</text:span><text:span text:style-name="T1"> + (Y</text:span><text:span text:style-name="T10">i+1</text:span><text:span text:style-name="T1">-1)</text:span><text:span text:style-name="T4">2</text:span><text:span text:style-name="T1"> - R</text:span><text:span text:style-name="T4">2</text:span><text:span text:style-name="T1"> =(X</text:span><text:span text:style-name="T10">i</text:span><text:span text:style-name="T1">+1)</text:span><text:span text:style-name="T4">2</text:span><text:span text:style-name="T1"> +(Y</text:span><text:span text:style-name="T10">i</text:span><text:span text:style-name="T1">-1)</text:span><text:span text:style-name="T4">2</text:span><text:span text:style-name="T1"> - R </text:span><text:span text:style-name="T4">2</text:span><text:span text:style-name="T1">+2X</text:span><text:span text:style-name="T10">i</text:span><text:span text:style-name="T1">+3= <text:s text:c="16"/>(3.3.3)</text:span></text:p>
      <text:p text:style-name="P6"><text:span text:style-name="T1"><text:s text:c="9"/>=D</text:span><text:span text:style-name="T10">i</text:span><text:span text:style-name="T1">+2X</text:span><text:span text:style-name="T10">i+1</text:span><text:span text:style-name="T1">+1</text:span></text:p>
      <text:p text:style-name="P3"><text:s text:c="5"/>При переходе к диагональному пикселу:</text:p>
      <text:p text:style-name="P6"><text:span text:style-name="T1"><text:s text:c="5"/>X</text:span><text:span text:style-name="T10">i+1</text:span><text:span text:style-name="T1">=X</text:span><text:span text:style-name="T10">i</text:span><text:span text:style-name="T1">+1</text:span></text:p>
      <text:p text:style-name="P6"><text:span text:style-name="T1"><text:s text:c="5"/>Y</text:span><text:span text:style-name="T10">i+1</text:span><text:span text:style-name="T1">=Y</text:span><text:span text:style-name="T10">i</text:span><text:span text:style-name="T1">-1 <text:s text:c="101"/>(3.3.4)</text:span></text:p>
      <text:p text:style-name="P6"><text:span text:style-name="T1"><text:s text:c="5"/>D</text:span><text:span text:style-name="T10">i+1</text:span><text:span text:style-name="T1">=(X</text:span><text:span text:style-name="T10">i</text:span><text:span text:style-name="T1">+2)</text:span><text:span text:style-name="T4">2</text:span><text:span text:style-name="T1"> + (Yi-2)</text:span><text:span text:style-name="T4">2</text:span><text:span text:style-name="T1"> - R</text:span><text:span text:style-name="T4">2</text:span><text:span text:style-name="T1"> =D</text:span><text:span text:style-name="T10">i</text:span><text:span text:style-name="T1">+2X</text:span><text:span text:style-name="T10">i</text:span><text:span text:style-name="T1">+3-2Y</text:span><text:span text:style-name="T10">i</text:span><text:span text:style-name="T1">+3=</text:span></text:p>
      <text:p text:style-name="P6"><text:span text:style-name="T1"><text:s text:c="9"/>=D</text:span><text:span text:style-name="T10">i</text:span><text:span text:style-name="T1">+2X</text:span><text:span text:style-name="T10">i+1</text:span><text:span text:style-name="T1">-2Y</text:span><text:span text:style-name="T10">i+1</text:span><text:span text:style-name="T1">+2</text:span></text:p>
      <text:p text:style-name="P3"><text:s text:c="5"/>При переходе к вертикальному пикселу:</text:p>
      <text:p text:style-name="P6"><text:span text:style-name="T1"><text:s text:c="5"/>X</text:span><text:span text:style-name="T10">i+1</text:span><text:span text:style-name="T1">=X</text:span><text:span text:style-name="T10">i</text:span></text:p>
      <text:p text:style-name="P6"><text:span text:style-name="T1"><text:s text:c="5"/>Y</text:span><text:span text:style-name="T10">i+1</text:span><text:span text:style-name="T2">=</text:span><text:span text:style-name="T1">Y</text:span><text:span text:style-name="T10">i</text:span><text:span text:style-name="T1">-1</text:span></text:p>
      <text:p text:style-name="P6"><text:span text:style-name="T1"><text:s text:c="5"/>D</text:span><text:span text:style-name="T10">i+1</text:span><text:span text:style-name="T1">=(X</text:span><text:span text:style-name="T10">i</text:span><text:span text:style-name="T1">+1) </text:span><text:span text:style-name="T4">2</text:span><text:span text:style-name="T1">+ (Y</text:span><text:span text:style-name="T10">i</text:span><text:span text:style-name="T1">-2)</text:span><text:span text:style-name="T4">2</text:span><text:span text:style-name="T1"> - R</text:span><text:span text:style-name="T4">2</text:span><text:span text:style-name="T1"> =D</text:span><text:span text:style-name="T10">i</text:span><text:span text:style-name="T1">-2Y</text:span><text:span text:style-name="T10">i</text:span><text:span text:style-name="T1">+3=D</text:span><text:span text:style-name="T10">i</text:span><text:span text:style-name="T1">-2Y</text:span><text:span text:style-name="T10">i+1</text:span><text:span text:style-name="T1">+1 <text:s text:c="35"/>(3.3.5)</text:span></text:p>
      <text:p text:style-name="P3"><text:s text:c="5"/>Начальное значение <text:s text:c="2"/>для X=0, Y=R будет равно:</text:p>
      <text:p text:style-name="P6"><text:span text:style-name="T1"><text:s text:c="7"/>D=1+(R-1)</text:span><text:span text:style-name="T4">2</text:span><text:span text:style-name="T1"> - R</text:span><text:span text:style-name="T4">2</text:span><text:span text:style-name="T1"> <text:s/>=2(1-R).</text:span></text:p>
      <text:p text:style-name="P3"/>
      <text:p text:style-name="P6"><text:span text:style-name="T1"><text:s text:c="5"/>Алгоритм Брезенхема <text:s/>для <text:s/>генерации <text:s/>окружности <text:s/>в <text:s/>первом квадранте может быть записан в следующем виде:</text:span></text:p>
      <text:p text:style-name="P6"><text:span text:style-name="T1"><text:s text:c="5"/>1.Ввод исходных данных R (радиус окружности) и при необходимости X</text:span><text:span text:style-name="T10">c</text:span><text:span text:style-name="T1">,</text:span><text:span text:style-name="T2"> </text:span><text:span text:style-name="T1">Y</text:span><text:span text:style-name="T10">c</text:span><text:span text:style-name="T1"> (координаты центра окружности).</text:span></text:p>
      <text:p text:style-name="P6"><text:span text:style-name="T1"><text:s text:c="5"/>2.Задание начальных <text:s/>значений <text:s/>текущих <text:s/>координат <text:s/>пиксела X=0, Y=R, параметра D=2(1-R), установка конечного значения ординаты пиксела Y</text:span><text:span text:style-name="T9">к</text:span><text:span text:style-name="T1">=0.</text:span></text:p>
      <text:p text:style-name="P3"><text:s text:c="5"/>3.Высвечивание текущего пиксела (X,Y).</text:p>
      <text:p text:style-name="P6"><text:span text:style-name="T1"><text:s text:c="5"/>4.Проверка окончания работы: если Y</text:span><text:span text:style-name="T7"></text:span><text:span text:style-name="T1">Y</text:span><text:span text:style-name="T9">к</text:span><text:span text:style-name="T1">, то переход к п.11.</text:span></text:p>
      <text:p text:style-name="P3"><text:s text:c="5"/>5.Анализ значения параметра D:</text:p>
      <text:p text:style-name="P3"><text:s text:c="10"/>если <text:s/>D&lt;0, то переход к п.6;</text:p>
      <text:p text:style-name="P3"><text:s text:c="10"/>если <text:s/>D=0, то переход к п.9;</text:p>
      <text:p text:style-name="P3"><text:s text:c="10"/>если <text:s/>D&gt;0, то переход к п.7.</text:p>
      <text:p text:style-name="P6"><text:span text:style-name="T1"><text:s text:c="5"/>6.Вычисление параметра <text:s/>D1=2D+2Y-1 <text:s/>и <text:s/>анализ полученного значения: если D1&lt;0, то переход к п.8;</text:span></text:p>
      <text:p text:style-name="P3"><text:s text:c="10"/>если D1&gt;0, то переход к п.9.</text:p>
      <text:p text:style-name="P6"><text:span text:style-name="T1"><text:s text:c="5"/>7.Вычисление параметра D2=2D-2X-1 <text:s/>и <text:s/>анализ <text:s/>полученного значения: если D2&lt;0, то переход к п.9;</text:span><text:span text:style-name="T2"> </text:span><text:span text:style-name="T1"><text:s/>если D2&gt;0, то переход к п.10.</text:span></text:p>
      <text:p text:style-name="P3"><text:s text:c="5"/>8.Вычисление новых значений X и D <text:s/>(горизонтальный шаг):</text:p>
      <text:p text:style-name="P6"><text:span text:style-name="T1"><text:s text:c="2"/></text:span><text:span text:style-name="T2"><text:s text:c="4"/></text:span><text:span text:style-name="T1"><text:s text:c="3"/>X=X+1; <text:s text:c="3"/>D=D+2X+1. Переход к п.3.</text:span></text:p>
      <text:p text:style-name="P3"><text:soft-page-break/><text:s text:c="5"/>9.Вычисление новых значений X,Y и D (диагональный шаг):</text:p>
      <text:p text:style-name="P6"><text:span text:style-name="T1"><text:s text:c="3"/></text:span><text:span text:style-name="T2"><text:s text:c="8"/></text:span><text:span text:style-name="T1"><text:s text:c="2"/>X=X+1; Y=Y-1; <text:s text:c="3"/>D=D+2(X-Y+1). Переход к п.3.</text:span></text:p>
      <text:p text:style-name="P3"><text:s text:c="5"/>10.Вычисление новых значений Y и <text:s text:c="3"/>(вертикальный шаг):</text:p>
      <text:p text:style-name="P6"><text:span text:style-name="T2"><text:s text:c="5"/></text:span><text:span text:style-name="T1"><text:s text:c="5"/>Y=Y-1; <text:s text:c="4"/>D=D-2Y+1. Переход к п.3.</text:span></text:p>
      <text:p text:style-name="P3"><text:s text:c="5"/>11.Конец.</text:p>
      <text:p text:style-name="P11"><text:span text:style-name="T1">Учет ненулевых координат центра окружности означает фактически выполнение <text:s/>операции <text:s/>переноса, <text:s/>поэтому координаты точек окружности (X1,Y1) <text:s/>будут <text:s/>вычисляться <text:s/>по <text:s/>формулам: <text:s/>X1=X</text:span><text:span text:style-name="T10">c </text:span><text:span text:style-name="T1">+X; Y1=Y</text:span><text:span text:style-name="T10">c </text:span><text:span text:style-name="T1">+Y. Неодинаковые <text:s/>разрешающие <text:s/>способности <text:s/>можно <text:s/>учесть, скорректировав ординату точки окружности путем умножения ее <text:s/>на величину xa/ya (xa, <text:s/>ya - два числа, <text:s/>выдаваемые процедурой GetAspectRatio модуля Graph, <text:s/>их отношение <text:s/>обратно <text:s/>пропорционально отношению разрешающих способностей экрана).</text:span></text:p>
      <text:p text:style-name="P5"/>
      <text:h text:style-name="Heading_20_2" text:outline-level="2">3.3.2. ПОСТРОЕНИЕ ЭЛЛИПСА</text:h>
      <text:p text:style-name="P12">Для построения эллипса можно использовать его уравнение, записанное в декартовой системе координат</text:p>
      <text:p text:style-name="P11"><text:span text:style-name="T1"><text:s text:c="29"/>(</text:span><text:span text:style-name="T2">X-X</text:span><text:span text:style-name="T10">c</text:span><text:span text:style-name="T2">)</text:span><text:span text:style-name="T4">2</text:span><text:span text:style-name="T2">/a</text:span><text:span text:style-name="T4">2 </text:span><text:span text:style-name="T2">+(Y-Y</text:span><text:span text:style-name="T10">c</text:span><text:span text:style-name="T2">)</text:span><text:span text:style-name="T4">2</text:span><text:span text:style-name="T2">/b</text:span><text:span text:style-name="T4">2</text:span><text:span text:style-name="T2"> =1 <text:s text:c="43"/>(3.3.6)</text:span></text:p>
      <text:p text:style-name="P11"><text:span text:style-name="T1">Это уравнение описывает эллипс с центром в точке (</text:span><text:span text:style-name="T2">X</text:span><text:span text:style-name="T10">c</text:span><text:span text:style-name="T2">, Y</text:span><text:span text:style-name="T10">c</text:span><text:span text:style-name="T2">)</text:span><text:span text:style-name="T1"> и полуосями (</text:span><text:span text:style-name="T2">a,b),</text:span><text:span text:style-name="T1"> которые параллельны координатным осям. Можно также использовать уравнение эллипса, записанное в параметрической форме</text:span><text:span text:style-name="T2">:</text:span></text:p>
      <text:p text:style-name="P11"><text:span text:style-name="T2">X(t)=X</text:span><text:span text:style-name="T10">c</text:span><text:span text:style-name="T2"> +a*cos(t), <text:s text:c="2"/>Y(t)= Y</text:span><text:span text:style-name="T10">c</text:span><text:span text:style-name="T2"> +b*sin(t), <text:s text:c="3"/>0≤t&lt;2π</text:span></text:p>
      <text:p text:style-name="P11"><text:span text:style-name="T1">Изменяя значение абсциссы в требуемых пределах (от 0 до а в первом случае и от 0 до </text:span><text:span text:style-name="T2">π/2</text:span><text:span text:style-name="T1">) и вычисляя соответствующие значения ординаты, будем получать координаты точек эллипса, расположенные в первой четверти. Используя свойство симметрии эллипса, легко получим координаты еще трех точек, расположенных в трех других четвертях</text:span><text:span text:style-name="T2">:</text:span></text:p>
      <text:p text:style-name="P13"><text:span text:style-name="T2">X2= X</text:span><text:span text:style-name="T10">c</text:span><text:span text:style-name="T2"> - <text:s/>a*cos(t), Y2= Y</text:span><text:span text:style-name="T10">c</text:span><text:span text:style-name="T2"> + b*sin(t),</text:span></text:p>
      <text:p text:style-name="P13"><text:span text:style-name="T2">X3= X</text:span><text:span text:style-name="T10">c</text:span><text:span text:style-name="T2"> - <text:s/>a*cos(t), Y3= Y</text:span><text:span text:style-name="T10">c</text:span><text:span text:style-name="T2"> - <text:s/>b*sin(t),</text:span></text:p>
      <text:p text:style-name="P13"><text:span text:style-name="T2">X4= X</text:span><text:span text:style-name="T10">c</text:span><text:span text:style-name="T2"> + a*cos(t), Y4= Y</text:span><text:span text:style-name="T10">c</text:span><text:span text:style-name="T2"> - <text:s/>b*sin(t),</text:span></text:p>
      <text:p text:style-name="P11"><text:span text:style-name="T2">(X2,Y2), (X3,Y3), (X4,Y4) – </text:span><text:span text:style-name="T1">координаты точек эллипса, расположенные симметрично относительно первой точки в трех других четвертях. Соединив полученные точки отрезками прямых, получим изображение эллипса. Однако использование приведенных формул требует проведения большого количества вычислений.</text:span></text:p>
      <text:p text:style-name="P11"><text:span text:style-name="T1">Более эффективным оказывается пошаговый алгоритм, который предполагает поочередное вычисление координат точек эллипса. Как и в ранее рассмотренных алгоритмах построения отрезков и окружностей, рассматриваемый алгоритм определяет на каждом шаге один из двух пикселов, соседних с текущим, ближе расположенный к истинному эллипсу. Рассмотрим алгоритм построения эллипса с центром, расположенным в начале координат, и полуосями, параллельными координатным осям. Алгоритм определяет координаты точек для одной четверти, а координаты точек, расположенных в трех других четвертях, определяются, исходя из соображений симметрии по приведенным выражениям.</text:span></text:p>
      <text:p text:style-name="P11"><text:span text:style-name="T1">Уравнение эллипса для рассматриваемого случая можно записать в следующем виде</text:span><text:span text:style-name="T2">:</text:span></text:p>
      <text:p text:style-name="P13"><text:span text:style-name="T2">b</text:span><text:span text:style-name="T4">2</text:span><text:span text:style-name="T2">X</text:span><text:span text:style-name="T4">2 </text:span><text:span text:style-name="T2">+ a</text:span><text:span text:style-name="T4">2</text:span><text:span text:style-name="T2">Y</text:span><text:span text:style-name="T4">2 </text:span><text:span text:style-name="T2">- a</text:span><text:span text:style-name="T4">2</text:span><text:span text:style-name="T2"> b</text:span><text:span text:style-name="T4">2 </text:span><text:span text:style-name="T2">= 0 <text:s text:c="65"/>(3.3.7)</text:span></text:p>
      <text:p text:style-name="P11"><text:span text:style-name="T1">Рассматриваемый алгоритм называют алгоритмом средней точки. Это название связано с тем, что на каждом шаге работы алгоритм выбирает </text:span><text:soft-page-break/><text:span text:style-name="T1">ближайший к эллипсу пиксел из двух возможных, анализируя, находится ли средняя точка между этими пикселами внутри или вне эллипса. Приведенное уравнение эллипса можно использовать в качестве пробной функции. Точка, лежащая на эллипсе, при подстановке ее координат в пробную функцию даст нулевое значение. <text:s/>Если точка лежит внутри эллипса, то значение пробной функции будет отрицательно, а при расположении точки вне эллипса получим положительный результат. Анализируя знак пробной функции для средней точки, расположенной между двумя альтернативными пикселами, выбираем один ближайший к эллипсу пиксел.</text:span></text:p>
      <text:p text:style-name="P11"><text:span text:style-name="T1">Выбор очередного пиксела может осуществляться из пары пикселов, расположенных либо на одной вертикальной либо на одной горизонтальной линии (рис.3.3.3). Анализ вертикальной или горизонтальной пары пикселов зависит от угла наклона касательной к эллипсу, т.е. от значения производной </text:span><text:span text:style-name="T2">dY/dX.</text:span><text:span text:style-name="T1">При </text:span><text:span text:style-name="T2">dY/dX&gt;-1</text:span><text:span text:style-name="T1"> выбор должен осуществляться между двумя вертикальными пикселами, а при</text:span><text:span text:style-name="T2"> dY/dX&lt;-1 – между двумя горизонтальными пикселами.</text:span><text:span text:style-name="T1"> </text:span></text:p>
      <text:p text:style-name="P11"><text:span text:style-name="T1">Рассмотрим первый случай</text:span><text:span text:style-name="T2"> (dY/dX&gt;-1). Алгоритм должен определить, какой из двух пикселов (A или B) ближе расположен к идеальному эллипсу. Для этого анализируется расположение средней между A и B точки М. Если точка М расположена вне эллипса, то точка В расположена ближе к эллипсу (эллипс проходит между точками М и В). Если точка М расположена внутри эллипса, то точка</text:span><text:span text:style-name="T1"> А расположена ближе к эллипсу (эллипс проходит между точками А и М).</text:span></text:p>
      <text:p text:style-name="P11"><text:span text:style-name="T1">Пусть пиксел, выбранный на предыдущем шаге, имеет координаты (</text:span><text:span text:style-name="T2">X</text:span><text:span text:style-name="T10">i-1</text:span><text:span text:style-name="T2">,Y</text:span><text:span text:style-name="T10"> i-1</text:span><text:span text:style-name="T2">) </text:span><text:span text:style-name="T1">Средняя точка М будет иметь координаты (</text:span><text:span text:style-name="T2">X</text:span><text:span text:style-name="T10">i-1 </text:span><text:span text:style-name="T2">+1, Y</text:span><text:span text:style-name="T10">i-1 </text:span><text:span text:style-name="T2">–0,5). Значение пробной функции</text:span><text:span text:style-name="T1"> для средней точки будет иметь следующее значение</text:span><text:span text:style-name="T2">:</text:span></text:p>
      <text:p text:style-name="P13"><text:span text:style-name="T2">f</text:span><text:span text:style-name="T9">пр</text:span><text:span text:style-name="T2"> = b</text:span><text:span text:style-name="T4">2</text:span><text:span text:style-name="T1">(</text:span><text:span text:style-name="T2">X</text:span><text:span text:style-name="T10">i-1 </text:span><text:span text:style-name="T2">+1)</text:span><text:span text:style-name="T4">2 </text:span><text:span text:style-name="T2">+ a</text:span><text:span text:style-name="T4">2 </text:span><text:span text:style-name="T2">(Y</text:span><text:span text:style-name="T10"> i-1 </text:span><text:span text:style-name="T2">–0,5)</text:span><text:span text:style-name="T4">2 </text:span><text:span text:style-name="T2"><text:s/></text:span><text:span text:style-name="T4"><text:s/></text:span><text:span text:style-name="T2">- a</text:span><text:span text:style-name="T4">2</text:span><text:span text:style-name="T2"> b</text:span><text:span text:style-name="T4">2 </text:span><text:span text:style-name="T2"><text:s text:c="36"/>(3.3.8)</text:span></text:p>
      <text:p text:style-name="P11"><text:span text:style-name="T1"><text:s/>Полученное значение можно использовать для принятия решения, однако непосредственно использовать это выражение нецелесообразно, так как его вычисление требует выполнения большого количества операций. Уменьшить количество проводимых вычислений можно, если использовать итерационную схему вычислений, предполагающую определение значения пробной функции на текущем шаге на основе ранее вычисленного значения пробной функции для предыдущего шага. <text:s/>Координаты средней точки на предыдущем шаге вычислений имеют вид (</text:span><text:span text:style-name="T2">X</text:span><text:span text:style-name="T10">i-1</text:span><text:span text:style-name="T2">,Y</text:span><text:span text:style-name="T10">1 –1 </text:span><text:span text:style-name="T2">+0,5). Разность значений пробной функции для двух соседних шагов</text:span><text:span text:style-name="T1"> вычисляется из следующего выражения</text:span><text:span text:style-name="T2">:</text:span></text:p>
      <text:p text:style-name="P11"><text:span text:style-name="T2">df=f</text:span><text:span text:style-name="T9">пр</text:span><text:span text:style-name="T10">i</text:span><text:span text:style-name="T2"> – </text:span><text:span text:style-name="T10"><text:s/></text:span><text:span text:style-name="T2">f</text:span><text:span text:style-name="T9">пр</text:span><text:span text:style-name="T10">i-1</text:span><text:span text:style-name="T2"> = <text:s/>[b</text:span><text:span text:style-name="T4">2</text:span><text:span text:style-name="T1">(</text:span><text:span text:style-name="T2">X</text:span><text:span text:style-name="T10">i-1 </text:span><text:span text:style-name="T2">+1)</text:span><text:span text:style-name="T4">2 </text:span><text:span text:style-name="T2">+ a</text:span><text:span text:style-name="T4">2 </text:span><text:span text:style-name="T2">(Y</text:span><text:span text:style-name="T10"> i-1 </text:span><text:span text:style-name="T2">–0,5)</text:span><text:span text:style-name="T4">2 </text:span><text:span text:style-name="T2"><text:s/></text:span><text:span text:style-name="T4"><text:s/></text:span><text:span text:style-name="T2">- a</text:span><text:span text:style-name="T4">2</text:span><text:span text:style-name="T2"> b</text:span><text:span text:style-name="T4">2 </text:span><text:span text:style-name="T2">] – <text:s text:c="21"/></text:span></text:p>
      <text:p text:style-name="P11"><text:span text:style-name="T2"><text:s text:c="2"/>- <text:s/>[b</text:span><text:span text:style-name="T4">2</text:span><text:span text:style-name="T1">(</text:span><text:span text:style-name="T2">X</text:span><text:span text:style-name="T10">i-1 </text:span><text:span text:style-name="T2">)</text:span><text:span text:style-name="T4">2 </text:span><text:span text:style-name="T2">+ a</text:span><text:span text:style-name="T4">2 </text:span><text:span text:style-name="T2">(Y</text:span><text:span text:style-name="T10"> i-1 </text:span><text:span text:style-name="T2">–0,5)</text:span><text:span text:style-name="T4">2 </text:span><text:span text:style-name="T2"><text:s/></text:span><text:span text:style-name="T4"><text:s/></text:span><text:span text:style-name="T2">- a</text:span><text:span text:style-name="T4">2</text:span><text:span text:style-name="T2"> b</text:span><text:span text:style-name="T4">2 </text:span><text:span text:style-name="T2">] = b</text:span><text:span text:style-name="T4">2 </text:span><text:span text:style-name="T2">(2X</text:span><text:span text:style-name="T10">i-1 </text:span><text:span text:style-name="T2">+1)=2b</text:span><text:span text:style-name="T4">2 </text:span><text:span text:style-name="T2">X</text:span><text:span text:style-name="T10">i-1 </text:span><text:span text:style-name="T2">+ b</text:span><text:span text:style-name="T4">2 <text:s text:c="5"/></text:span><text:span text:style-name="T2"><text:s text:c="2"/>(3.3.9)</text:span></text:p>
      <text:p text:style-name="P6"><text:span text:style-name="T1">Операцию умножения можно не выполнять, а ограничиться только выполнением операций сложения, если вести вычисления по следующей схеме</text:span><text:span text:style-name="T2">:</text:span></text:p>
      <text:p text:style-name="P6"><text:span text:style-name="T2"><text:s text:c="2"/>dx=dx+bd; df=df+b2+dx, </text:span><text:span text:style-name="T1">где</text:span><text:span text:style-name="T2"> b2=b*b, bd=2b2. </text:span><text:span text:style-name="T1"><text:s/>Значения </text:span><text:span text:style-name="T2">b2, bd</text:span><text:span text:style-name="T1"> вычисляются один раз в начале работы алгоритма.</text:span></text:p>
      <text:h text:style-name="Heading_20_3" text:outline-level="3">Если пиксел А оказался ближе к эллипсу (<text:span text:style-name="T6">f</text:span><text:span text:style-name="T8">пр</text:span><text:span text:style-name="T11">i</text:span><text:span text:style-name="T6"> &lt;0),</text:span> то вычисленное значение <text:span text:style-name="T6">f</text:span><text:span text:style-name="T8">пр</text:span><text:span text:style-name="T11">i </text:span><text:span text:style-name="T6">можно использовать на следующем шаге в качестве f</text:span><text:span text:style-name="T8">пр</text:span><text:span text:style-name="T11">i-1. </text:span><text:span text:style-name="T6">Если же к эллипсу ближе расположен пиксел В, то полученное значение пробной функции надо скорректировать так, чтобы f</text:span><text:span text:style-name="T8">пр</text:span><text:span text:style-name="T11">i</text:span><text:span text:style-name="T6">, которое будет расматриваться как f</text:span><text:span text:style-name="T8">пр</text:span><text:span text:style-name="T11">i-1 </text:span><text:span text:style-name="T6">на следующем шаге, было вычислено относительно точки (X</text:span><text:span text:style-name="T11">i-1</text:span><text:span text:style-name="T6">,Y</text:span><text:span text:style-name="T11">1 –1 </text:span><text:span text:style-name="T6">- 0,5). В этом случае получим:</text:span></text:h>
      <text:p text:style-name="P13"><text:span text:style-name="T2">df =[b</text:span><text:span text:style-name="T4">2</text:span><text:span text:style-name="T1">(</text:span><text:span text:style-name="T2">X</text:span><text:span text:style-name="T10">i-1 </text:span><text:span text:style-name="T2">)</text:span><text:span text:style-name="T4">2 </text:span><text:span text:style-name="T2">+ a</text:span><text:span text:style-name="T4">2 </text:span><text:span text:style-name="T2">(Y</text:span><text:span text:style-name="T10"> i-1 </text:span><text:span text:style-name="T2">–0,5)</text:span><text:span text:style-name="T4">2 </text:span><text:span text:style-name="T2"><text:s/></text:span><text:span text:style-name="T4"><text:s/></text:span><text:span text:style-name="T2">- a</text:span><text:span text:style-name="T4">2</text:span><text:span text:style-name="T2"> b</text:span><text:span text:style-name="T4">2 </text:span><text:span text:style-name="T2">] – <text:s/>[b</text:span><text:span text:style-name="T4">2</text:span><text:span text:style-name="T1">(</text:span><text:span text:style-name="T2">X</text:span><text:span text:style-name="T10">i-1 </text:span><text:span text:style-name="T2">)</text:span><text:span text:style-name="T4">2 </text:span><text:span text:style-name="T2">+ a</text:span><text:span text:style-name="T4">2 </text:span><text:span text:style-name="T2">(Y</text:span><text:span text:style-name="T10"> i-1 </text:span><text:span text:style-name="T2">+0,5)</text:span><text:span text:style-name="T4">2 </text:span><text:span text:style-name="T2"><text:s/></text:span><text:span text:style-name="T4"><text:s/></text:span><text:span text:style-name="T2">- a</text:span><text:span text:style-name="T4">2</text:span><text:span text:style-name="T2"> b</text:span><text:span text:style-name="T4">2 </text:span><text:span text:style-name="T2">] =</text:span></text:p>
      <text:p text:style-name="P13"><text:span text:style-name="T2">= - 2a</text:span><text:span text:style-name="T4">2 </text:span><text:span text:style-name="T2">Y</text:span><text:span text:style-name="T10"> i-1 <text:s text:c="136"/></text:span><text:span text:style-name="T2">(3.3.10)</text:span></text:p>
      <text:p text:style-name="Standard"><text:soft-page-break/><text:span text:style-name="T2">(</text:span><text:span text:style-name="T1"> Здесь </text:span><text:span text:style-name="T2">(X</text:span><text:span text:style-name="T10">i-1</text:span><text:span text:style-name="T2">,Y</text:span><text:span text:style-name="T10">1 –1 </text:span><text:span text:style-name="T2">+0,5) – координаты средней точки между</text:span><text:span text:style-name="T1"> А и В, (</text:span><text:span text:style-name="T2">X</text:span><text:span text:style-name="T10">i-1</text:span><text:span text:style-name="T2">,Y</text:span><text:span text:style-name="T10">1 –1 </text:span><text:span text:style-name="T2">- 0,5) –координаты средней точки, расположенной ниже точки В).</text:span></text:p>
      <text:p text:style-name="P11"><text:span text:style-name="T1">Рассмотрим второй случай</text:span><text:span text:style-name="T2"> (dY/dX&lt;-1). Алгоритм должен определить, какой из двух пикселов (A или B) ближе расположен к идеальному эллипсу. <text:s/>Эти два пиксела в отличие от первого случая расположены на одной горизонтальной линии. Для выбора пиксела анализируется расположение средней между A и B точки М. Если точка М расположена вне эллипса, то точка А расположена ближе к эллипсу (эллипс проходит между точками М и А). Если точка М расположена внутри эллипса, то точка</text:span><text:span text:style-name="T1"> В расположена ближе к эллипсу (эллипс проходит между точками В и М).</text:span></text:p>
      <text:p text:style-name="P11"><text:span text:style-name="T1">Пусть пиксел, выбранный на предыдущем шаге, имеет координаты (</text:span><text:span text:style-name="T2">X</text:span><text:span text:style-name="T10">i-1</text:span><text:span text:style-name="T2">,Y</text:span><text:span text:style-name="T10"> i-1</text:span><text:span text:style-name="T2">) </text:span><text:span text:style-name="T1">Средняя точка М будет иметь координаты (</text:span><text:span text:style-name="T2">X</text:span><text:span text:style-name="T10">i-1 </text:span><text:span text:style-name="T2">+0,5, Y</text:span><text:span text:style-name="T10">i-1 </text:span><text:span text:style-name="T2">– 1). Значение пробной функции</text:span><text:span text:style-name="T1"> для средней точки будет иметь следующее значение</text:span><text:span text:style-name="T2">:</text:span></text:p>
      <text:p text:style-name="P13"><text:span text:style-name="T2">f</text:span><text:span text:style-name="T9">пр</text:span><text:span text:style-name="T2"> = b</text:span><text:span text:style-name="T4">2</text:span><text:span text:style-name="T1">(</text:span><text:span text:style-name="T2">X</text:span><text:span text:style-name="T10">i-1 </text:span><text:span text:style-name="T2">+0,5)</text:span><text:span text:style-name="T4">2 </text:span><text:span text:style-name="T2">+ a</text:span><text:span text:style-name="T4">2 </text:span><text:span text:style-name="T2">(Y</text:span><text:span text:style-name="T10"> i-1 </text:span><text:span text:style-name="T2">–1)</text:span><text:span text:style-name="T4">2 </text:span><text:span text:style-name="T2"><text:s/></text:span><text:span text:style-name="T4"><text:s/></text:span><text:span text:style-name="T2">- a</text:span><text:span text:style-name="T4">2</text:span><text:span text:style-name="T2"> b</text:span><text:span text:style-name="T4">2 <text:s/></text:span><text:span text:style-name="T2"><text:s text:c="49"/>(3.3.11)</text:span></text:p>
      <text:p text:style-name="P11"><text:span text:style-name="T1"><text:s/>Полученное значение можно использовать для принятия решения, однако непосредственно использовать это выражение нецелесообразно, так как его вычисление требует выполнения большого количества операций. Уменьшить количество проводимых вычислений можно, если использовать итерационную схему вычислений, предполагающую определение значения пробной функции на текущем шаге на основе ранее вычисленного значения пробной функции для предыдущего шага. <text:s/>Координаты средней точки на предыдущем шаге вычислений имеют вид (</text:span><text:span text:style-name="T2">X</text:span><text:span text:style-name="T10">i-1 </text:span><text:span text:style-name="T2">+0,5, Y</text:span><text:span text:style-name="T10">1 –1</text:span><text:span text:style-name="T2">). Разность значений пробной функции для двух соседних шагов</text:span><text:span text:style-name="T1"> вычисляется из следующего выражения</text:span><text:span text:style-name="T2">:</text:span></text:p>
      <text:p text:style-name="P11"><text:span text:style-name="T2">df=f</text:span><text:span text:style-name="T9">пр</text:span><text:span text:style-name="T10">i</text:span><text:span text:style-name="T2"> – </text:span><text:span text:style-name="T10"><text:s/></text:span><text:span text:style-name="T2">f</text:span><text:span text:style-name="T9">пр</text:span><text:span text:style-name="T10">i-1</text:span><text:span text:style-name="T2"> = <text:s/>[b</text:span><text:span text:style-name="T4">2</text:span><text:span text:style-name="T1">(</text:span><text:span text:style-name="T2">X</text:span><text:span text:style-name="T10">i-1 </text:span><text:span text:style-name="T2">+0,5)</text:span><text:span text:style-name="T4">2 </text:span><text:span text:style-name="T2">+ a</text:span><text:span text:style-name="T4">2 </text:span><text:span text:style-name="T2">(Y</text:span><text:span text:style-name="T10"> i-1 </text:span><text:span text:style-name="T2">– 1)</text:span><text:span text:style-name="T4">2 </text:span><text:span text:style-name="T2"><text:s/></text:span><text:span text:style-name="T4"><text:s/></text:span><text:span text:style-name="T2">- a</text:span><text:span text:style-name="T4">2</text:span><text:span text:style-name="T2"> b</text:span><text:span text:style-name="T4">2 </text:span><text:span text:style-name="T2">] –</text:span></text:p>
      <text:p text:style-name="P11"><text:span text:style-name="T2"><text:s text:c="4"/>- <text:s/>[b</text:span><text:span text:style-name="T4">2</text:span><text:span text:style-name="T1">(</text:span><text:span text:style-name="T2">X</text:span><text:span text:style-name="T10">i-1 <text:s/></text:span><text:span text:style-name="T2">+0,5)</text:span><text:span text:style-name="T4">2 </text:span><text:span text:style-name="T2">+ a</text:span><text:span text:style-name="T4">2 </text:span><text:span text:style-name="T2">(Y</text:span><text:span text:style-name="T10"> i-1 </text:span><text:span text:style-name="T2">)</text:span><text:span text:style-name="T4">2 </text:span><text:span text:style-name="T2"><text:s/></text:span><text:span text:style-name="T4"><text:s/></text:span><text:span text:style-name="T2">- a</text:span><text:span text:style-name="T4">2</text:span><text:span text:style-name="T2"> b</text:span><text:span text:style-name="T4">2 </text:span><text:span text:style-name="T2">] = - а</text:span><text:span text:style-name="T4">2 </text:span><text:span text:style-name="T2">(2Y</text:span><text:span text:style-name="T10">i-1 </text:span><text:span text:style-name="T2">-1)= -2a</text:span><text:span text:style-name="T4">2 </text:span><text:span text:style-name="T2">Y</text:span><text:span text:style-name="T10">i-1 </text:span><text:span text:style-name="T2">+ a</text:span><text:span text:style-name="T4">2 <text:s text:c="4"/></text:span><text:span text:style-name="T2"><text:s text:c="2"/>(3.3.12)</text:span></text:p>
      <text:p text:style-name="P6"><text:span text:style-name="T1">Операцию умножения можно не выполнять, а ограничиться только выполнением операций сложения, если вести вычисления по следующей схеме</text:span><text:span text:style-name="T2">:</text:span></text:p>
      <text:p text:style-name="P6"><text:span text:style-name="T2"><text:s text:c="2"/>dy=dy-ad; df=df+a2-dy, </text:span><text:span text:style-name="T1">где</text:span><text:span text:style-name="T2"> a2=a*a, ad=2a2. </text:span><text:span text:style-name="T1"><text:s/>Значения </text:span><text:span text:style-name="T2">a2, ad</text:span><text:span text:style-name="T1"> вычисляются один раз в начале работы алгоритма.</text:span></text:p>
      <text:h text:style-name="Heading_20_3" text:outline-level="3">Если пиксел А оказался ближе к эллипсу (<text:span text:style-name="T6">f</text:span><text:span text:style-name="T8">пр</text:span><text:span text:style-name="T11">i</text:span><text:span text:style-name="T6"> &gt;0),</text:span> то вычисленное значение <text:span text:style-name="T6">f</text:span><text:span text:style-name="T8">пр</text:span><text:span text:style-name="T11">i </text:span><text:span text:style-name="T6">можно использовать на следующем шаге в качестве f</text:span><text:span text:style-name="T8">пр</text:span><text:span text:style-name="T11">i-1. </text:span><text:span text:style-name="T6">Если же к эллипсу ближе расположен пиксел В, то полученное значение пробной функции надо скорректировать так, чтобы f</text:span><text:span text:style-name="T8">пр</text:span><text:span text:style-name="T11">i</text:span><text:span text:style-name="T6">, которое будет расматриваться как f</text:span><text:span text:style-name="T8">пр</text:span><text:span text:style-name="T11">i-1 </text:span><text:span text:style-name="T6">на следующем шаге, было вычислено относительно точки (X</text:span><text:span text:style-name="T11">i-1</text:span><text:span text:style-name="T6">+0,5,Y</text:span><text:span text:style-name="T11">1 –1</text:span><text:span text:style-name="T6">). В этом случае получим:</text:span></text:h>
      <text:p text:style-name="P13"><text:span text:style-name="T2">df =[b</text:span><text:span text:style-name="T4">2</text:span><text:span text:style-name="T1">(</text:span><text:span text:style-name="T2">X</text:span><text:span text:style-name="T10">i-1 </text:span><text:span text:style-name="T2">+0,5</text:span><text:span text:style-name="T10"> </text:span><text:span text:style-name="T2">)</text:span><text:span text:style-name="T4">2 </text:span><text:span text:style-name="T2">+ a</text:span><text:span text:style-name="T4">2 </text:span><text:span text:style-name="T2">(Y</text:span><text:span text:style-name="T10"> i-1</text:span><text:span text:style-name="T2">)</text:span><text:span text:style-name="T4">2 </text:span><text:span text:style-name="T2"><text:s/></text:span><text:span text:style-name="T4"><text:s/></text:span><text:span text:style-name="T2">- a</text:span><text:span text:style-name="T4">2</text:span><text:span text:style-name="T2"> b</text:span><text:span text:style-name="T4">2 </text:span><text:span text:style-name="T2">] – <text:s/>[b</text:span><text:span text:style-name="T4">2</text:span><text:span text:style-name="T1">(</text:span><text:span text:style-name="T2">X</text:span><text:span text:style-name="T10">i-1 </text:span><text:span text:style-name="T2">–0,5</text:span><text:span text:style-name="T10"> </text:span><text:span text:style-name="T2">)</text:span><text:span text:style-name="T4">2 </text:span><text:span text:style-name="T2">+ a</text:span><text:span text:style-name="T4">2 </text:span><text:span text:style-name="T2">(Y</text:span><text:span text:style-name="T10"> i-1 </text:span><text:span text:style-name="T2">)</text:span><text:span text:style-name="T4">2 </text:span><text:span text:style-name="T2"><text:s/></text:span><text:span text:style-name="T4"><text:s/></text:span><text:span text:style-name="T2">- a</text:span><text:span text:style-name="T4">2</text:span><text:span text:style-name="T2"> b</text:span><text:span text:style-name="T4">2 </text:span><text:span text:style-name="T2">] =</text:span></text:p>
      <text:p text:style-name="P13"><text:span text:style-name="T2">= <text:s/>2b</text:span><text:span text:style-name="T4">2 </text:span><text:span text:style-name="T2">X</text:span><text:span text:style-name="T10"> i-1 <text:s text:c="144"/></text:span><text:span text:style-name="T2">(3.3.13)</text:span></text:p>
      <text:p text:style-name="Standard"><text:span text:style-name="T2">(</text:span><text:span text:style-name="T1"> Здесь </text:span><text:span text:style-name="T2">(X</text:span><text:span text:style-name="T10">i-1 </text:span><text:span text:style-name="T2">–0,5,Y</text:span><text:span text:style-name="T10">1 –1 </text:span><text:span text:style-name="T2">) – координаты средней точки между</text:span><text:span text:style-name="T1"> А и В, (</text:span><text:span text:style-name="T2">X</text:span><text:span text:style-name="T10">i-1 </text:span><text:span text:style-name="T2">+0,5,Y</text:span><text:span text:style-name="T10">1 –1</text:span><text:span text:style-name="T2">) –координаты средней точки, расположенной </text:span><text:span text:style-name="T1">правее</text:span><text:span text:style-name="T2"> точки В).</text:span></text:p>
      <text:p text:style-name="P10"><text:span text:style-name="T2">Теперь необходимо найти точку (рис.3.3.4),</text:span><text:span text:style-name="T1"> в которой осуществляется переход от первого случая выбора пикселов (выбор между двумя вертикальными пикселами) ко второму случаю (выбр между двумя горизонтальными пикселами). Искомая точка удовлетворяет равенству </text:span><text:span text:style-name="T2">dY/dX = -1.</text:span><text:span text:style-name="T1">Дифференцируем выражение (3.3.7) и получаем</text:span><text:span text:style-name="T2">:</text:span></text:p>
      <text:p text:style-name="P13"><text:span text:style-name="T2">d(b</text:span><text:span text:style-name="T4">2</text:span><text:span text:style-name="T2">X</text:span><text:span text:style-name="T4">2 </text:span><text:span text:style-name="T2">+ a</text:span><text:span text:style-name="T4">2</text:span><text:span text:style-name="T2">Y</text:span><text:span text:style-name="T4">2 </text:span><text:span text:style-name="T2">- a</text:span><text:span text:style-name="T4">2</text:span><text:span text:style-name="T2"> b</text:span><text:span text:style-name="T4">2 </text:span><text:span text:style-name="T2">)/dX</text:span><text:span text:style-name="T4"> </text:span><text:span text:style-name="T2">= 0</text:span></text:p>
      <text:p text:style-name="P13"><text:span text:style-name="T2">2 b</text:span><text:span text:style-name="T4">2</text:span><text:span text:style-name="T2">X+ 2a</text:span><text:span text:style-name="T4">2</text:span><text:span text:style-name="T2">Y(dY/dX)=0</text:span></text:p>
      <text:p text:style-name="P13"><text:span text:style-name="T2">dY/dX= - <text:s/>b</text:span><text:span text:style-name="T4">2</text:span><text:span text:style-name="T2">X/a</text:span><text:span text:style-name="T4">2</text:span><text:span text:style-name="T2">Y</text:span></text:p>
      <text:h text:style-name="Heading_20_3" text:outline-level="3"><text:soft-page-break/>Следовательно, в точке, где <text:span text:style-name="T6">dY/dX = -1, выполняется равенство b</text:span><text:span text:style-name="T5">2</text:span><text:span text:style-name="T6">X = a</text:span><text:span text:style-name="T5">2</text:span><text:span text:style-name="T6">Y или 2b</text:span><text:span text:style-name="T5">2</text:span><text:span text:style-name="T6">X = 2a</text:span><text:span text:style-name="T5">2</text:span><text:span text:style-name="T6">Y. Последняя запись более удобна</text:span> при записи алгоритма, так как значения<text:span text:style-name="T6"> 2b</text:span><text:span text:style-name="T5">2</text:span><text:span text:style-name="T6">X <text:s/>и 2a</text:span><text:span text:style-name="T5">2</text:span><text:span text:style-name="T6">Y вычисляются по ходу выполнения алгоритма и их можно использовать для определения точки, в которой выполняется равенство dY/dX = -1. </text:span></text:h>
      <text:p text:style-name="P11"><text:span text:style-name="T1">Построение эллипса может начинаться в точке с координатами (0, </text:span><text:span text:style-name="T2">b</text:span><text:span text:style-name="T1">) и в соответствии с алгоритмом будет далее осуществляться выбор между двумя вертикальными пикселами (случай первый), пока выполняется условие </text:span><text:span text:style-name="T2">dY/dX&gt;-1. При достижении точки, удовлетворяющей условию dY/dX= -1, работа алгоритма будет состоять в выборе одного из двух горизонтальных пикселов и закончится при достижении оси абсцисс (X=0).</text:span></text:p>
      <text:p text:style-name="P11"><text:span text:style-name="T1">Еще одно вычисление, которое надо рассмотреть, - это вычисление пробной функции для граничной точки, удовлетворяющей условию </text:span><text:span text:style-name="T2">dY/dX= -1. Согласно первому варианту выбора одного из двух вертикальных пикселов будет произведено вычисление и пробной функции, которое используется на следующем шаге.</text:span><text:span text:style-name="T1"> Однако на следующем шаге выбор пикселов и вычисление пробной функции должны производиться </text:span><text:span text:style-name="T2"><text:s/>согласно другому правилу. Следовательно значение пробной функции неоьбходимо скорректировать так, чтобы оно отражало расположение средней точки между двумя горизонтальными пикселами, а не между двумя вертикальными пикселами. <text:s/>Получим <text:s/>следующее скорректированное значение пробной функции:</text:span></text:p>
      <text:p text:style-name="P11"><text:span text:style-name="T2">df=f</text:span><text:span text:style-name="T9">пр</text:span><text:span text:style-name="T10">i</text:span><text:span text:style-name="T2"> – </text:span><text:span text:style-name="T10"><text:s/></text:span><text:span text:style-name="T2">f</text:span><text:span text:style-name="T9">пр</text:span><text:span text:style-name="T10">i-1</text:span><text:span text:style-name="T2"> = <text:s/>[b</text:span><text:span text:style-name="T4">2</text:span><text:span text:style-name="T1">(</text:span><text:span text:style-name="T2">X</text:span><text:span text:style-name="T10">i-1 </text:span><text:span text:style-name="T2">+0,5)</text:span><text:span text:style-name="T4">2 </text:span><text:span text:style-name="T2">+ a</text:span><text:span text:style-name="T4">2 </text:span><text:span text:style-name="T2">(Y</text:span><text:span text:style-name="T10"> i-1 </text:span><text:span text:style-name="T2">– 1)</text:span><text:span text:style-name="T4">2 </text:span><text:span text:style-name="T2"><text:s/></text:span><text:span text:style-name="T4"><text:s/></text:span><text:span text:style-name="T2">- a</text:span><text:span text:style-name="T4">2</text:span><text:span text:style-name="T2"> b</text:span><text:span text:style-name="T4">2 </text:span><text:span text:style-name="T2">] –</text:span></text:p>
      <text:list xml:id="list760723088" text:style-name="WW8Num13">
        <text:list-item>
          <text:p text:style-name="P7"><text:span text:style-name="T2">[b</text:span><text:span text:style-name="T4">2</text:span><text:span text:style-name="T1">(</text:span><text:span text:style-name="T2">X</text:span><text:span text:style-name="T10">i-1 <text:s/></text:span><text:span text:style-name="T2">+1)</text:span><text:span text:style-name="T4">2 </text:span><text:span text:style-name="T2">+ a</text:span><text:span text:style-name="T4">2 </text:span><text:span text:style-name="T2">(Y</text:span><text:span text:style-name="T10"> i-1 </text:span><text:span text:style-name="T2">–0,5</text:span><text:span text:style-name="T10"> </text:span><text:span text:style-name="T2">)</text:span><text:span text:style-name="T4">2 </text:span><text:span text:style-name="T2"><text:s/></text:span><text:span text:style-name="T4"><text:s/></text:span><text:span text:style-name="T2">- a</text:span><text:span text:style-name="T4">2</text:span><text:span text:style-name="T2"> b</text:span><text:span text:style-name="T4">2 </text:span><text:span text:style-name="T2">] = <text:s/>b</text:span><text:span text:style-name="T4">2 </text:span><text:span text:style-name="T2">(-</text:span><text:span text:style-name="T4"> </text:span><text:span text:style-name="T2">X</text:span><text:span text:style-name="T10"> i-1 </text:span><text:span text:style-name="T2">–0,75) + а</text:span><text:span text:style-name="T4">2 </text:span><text:span text:style-name="T2">(-Y</text:span><text:span text:style-name="T10">i-1 </text:span><text:span text:style-name="T2">+0,75)= </text:span></text:p>
        </text:list-item>
      </text:list>
      <text:p text:style-name="P6"><text:span text:style-name="T2"><text:s/>= 3(a</text:span><text:span text:style-name="T4">2 </text:span><text:span text:style-name="T2">- <text:s/>b</text:span><text:span text:style-name="T4">2</text:span><text:span text:style-name="T2">)/4 – (b</text:span><text:span text:style-name="T4">2 </text:span><text:span text:style-name="T2">X</text:span><text:span text:style-name="T10"> i-1 </text:span><text:span text:style-name="T2">+ a</text:span><text:span text:style-name="T4">2 </text:span><text:span text:style-name="T2">Y</text:span><text:span text:style-name="T10">i-1</text:span><text:span text:style-name="T2">) <text:s text:c="66"/>(3.3.14)</text:span></text:p>
      <text:h text:style-name="Heading_20_3" text:outline-level="3">Поскольку в алгоритме ранее вычисляются значения <text:span text:style-name="T6">2b</text:span><text:span text:style-name="T5">2</text:span><text:span text:style-name="T6"> X</text:span><text:span text:style-name="T11"> i-1 </text:span><text:span text:style-name="T6"><text:s/>и 2a</text:span><text:span text:style-name="T5">2</text:span><text:span text:style-name="T6"> Y</text:span><text:span text:style-name="T11">i-1</text:span><text:span text:style-name="T6">, то полученное выражение лучше записать следующим образом:</text:span></text:h>
      <text:p text:style-name="P8"/>
      <text:p text:style-name="P13"><text:span text:style-name="T2">df = 3(a</text:span><text:span text:style-name="T4">2 </text:span><text:span text:style-name="T2">- <text:s/>b</text:span><text:span text:style-name="T4">2</text:span><text:span text:style-name="T2">)/4 – (2b</text:span><text:span text:style-name="T4">2 </text:span><text:span text:style-name="T2">X</text:span><text:span text:style-name="T10"> i-1 </text:span><text:span text:style-name="T2">+ 2a</text:span><text:span text:style-name="T4">2 </text:span><text:span text:style-name="T2">Y</text:span><text:span text:style-name="T10">i-1</text:span><text:span text:style-name="T2">)/2</text:span></text:p>
      <text:h text:style-name="Heading_20_3" text:outline-level="3">В заключение остается вычислить только начальное значение <text:span text:style-name="T6">f</text:span><text:span text:style-name="T8">пр</text:span><text:span text:style-name="T6">. Первая точка имеет координаты (0,b</text:span>), вторая точка – (1,<text:span text:style-name="T6">b) или (1,b-1). Следовательно, средняя точка имеет координаты (1,b</text:span>-0,5). Поэтому</text:h>
      <text:p text:style-name="P1"><text:span text:style-name="T2">f</text:span><text:span text:style-name="T9">пр</text:span><text:span text:style-name="T1"> = </text:span><text:span text:style-name="T2">b</text:span><text:span text:style-name="T4">2</text:span><text:span text:style-name="T2">1</text:span><text:span text:style-name="T4">2</text:span><text:span text:style-name="T2"> + a</text:span><text:span text:style-name="T4">2</text:span><text:span text:style-name="T2">(b-0,5)</text:span><text:span text:style-name="T4">2</text:span><text:span text:style-name="T2"> - a</text:span><text:span text:style-name="T4">2</text:span><text:span text:style-name="T2"> b</text:span><text:span text:style-name="T4">2 </text:span><text:span text:style-name="T2">= b</text:span><text:span text:style-name="T4">2</text:span><text:span text:style-name="T2"> - a</text:span><text:span text:style-name="T4">2</text:span><text:span text:style-name="T2"> b + 0,25 a</text:span><text:span text:style-name="T4">2</text:span><text:span text:style-name="T2">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0.501cm" style:auto-text-indent="false" fo:keep-with-next="always"/>
      <style:text-properties fo:font-size="12pt" style:font-size-asian="12pt"/>
    </style:style>
    <style:style style:name="Основной_20_текст_20_3" style:display-name="Основной текст 3" style:family="paragraph" style:parent-style-name="Standard">
      <style:paragraph-properties fo:text-align="justify" style:justify-single-word="false"/>
      <style:text-properties fo:font-size="12pt" style:font-size-asian="12pt"/>
    </style:style>
    <style:style style:name="WW8Num1z0" style:family="text"/>
    <style:style style:name="WW8Num2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5z0" style:family="text"/>
    <style:style style:name="WW8Num6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9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0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1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3z0" style:family="text">
      <style:text-properties fo:font-size="12pt" fo:language="en" fo:country="US" style:font-size-asian="12pt"/>
    </style:style>
    <style:style style:name="WW8Num14z0" style:family="text"/>
    <style:style style:name="WW8NumSt9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12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2." style:num-suffix=" " style:num-format="1">
        <style:list-level-properties text:list-level-position-and-space-mode="label-alignment">
          <style:list-level-label-alignment text:label-followed-by="listtab" text:list-tab-stop-position="0.499cm" fo:text-indent="-0.499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 style:num-format="1" text:start-value="2">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1" text:start-value="2">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829cm" fo:text-indent="-0.635cm" fo:margin-left="2.829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1" text:start-value="2">
        <style:list-level-properties text:list-level-position-and-space-mode="label-alignment">
          <style:list-level-label-alignment text:label-followed-by="listtab" text:list-tab-stop-position="0.499cm" fo:text-indent="-0.499cm" fo:margin-left="0.8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 style:num-format="1" text:start-value="2">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 style:num-format="1" text:start-value="11">
        <style:list-level-properties text:list-level-position-and-space-mode="label-alignment">
          <style:list-level-label-alignment text:label-followed-by="listtab" text:list-tab-stop-position="0.499cm" fo:text-indent="-0.499cm" fo:margin-left="1.3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2.4." style:num-suffix=". " style:num-format="1">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1">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1">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1" text:start-value="10">
        <style:list-level-properties text:list-level-position-and-space-mode="label-alignment">
          <style:list-level-label-alignment text:label-followed-by="listtab" text:list-tab-stop-position="0.499cm" fo:text-indent="-0.499cm" fo:margin-left="1.2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916cm" fo:text-indent="-0.635cm" fo:margin-left="1.9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3.831cm" fo:text-indent="-1.27cm" fo:margin-left="3.831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5.112cm" fo:text-indent="-1.27cm" fo:margin-left="5.112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7.027cm" fo:text-indent="-1.905cm" fo:margin-left="7.027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8.308cm" fo:text-indent="-1.905cm" fo:margin-left="8.308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10.224cm" fo:text-indent="-2.54cm" fo:margin-left="10.224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1.504cm" fo:text-indent="-2.54cm" fo:margin-left="11.50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3.42cm" fo:text-indent="-3.175cm" fo:margin-left="13.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c:title>
    <meta:initial-creator>Аркадий А. Куров</meta:initial-creator>
    <meta:creation-date>2003-10-08T15:54:00</meta:creation-date>
    <dc:creator>Аркадий А. Куров</dc:creator>
    <dc:date>2003-10-08T15:54:00</dc:date>
    <meta:editing-cycles>2</meta:editing-cycles>
    <meta:editing-duration>PT1M</meta:editing-duration>
    <meta:document-statistic meta:table-count="0" meta:image-count="0" meta:object-count="1" meta:page-count="7" meta:paragraph-count="134" meta:word-count="2725" meta:character-count="20108" meta:non-whitespace-character-count="16060"/>
    <meta:generator>LibreOffice/6.0.7.3$Linux_X86_64 LibreOffice_project/00m0$Build-3</meta:generator>
  </office:meta>
</office:document-meta>
</file>

<file path=Object 1/content.xml><?xml version="1.0" encoding="utf-8"?>
<math xmlns="http://www.w3.org/1998/Math/MathML" display="block">
  <semantics>
    <mrow>
      <mstyle mathsize="12pt">
        <msqrt>
          <mrow>
            <msup>
              <mi>R</mi>
              <mstyle mathsize="8pt">
                <mn>2</mn>
              </mstyle>
            </msup>
            <mo stretchy="false">−</mo>
            <msup>
              <mi>X</mi>
              <mstyle mathsize="8pt">
                <mn>2</mn>
              </mstyle>
            </msup>
          </mrow>
        </msqrt>
      </mstyle>
      <mrow/>
    </mrow>
    <annotation encoding="StarMath 5.0"> size 12{ sqrt {R rSup { size 8{2} } -X rSup { size 8{2} } } } {}</annotation>
  </semantics>
</math>
</file>